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City.name</text:p>
          </table:table-cell>
          <table:table-cell office:value-type="string">
            <text:p>GPD growth 09-14</text:p>
          </table:table-cell>
          <table:table-cell office:value-type="string">
            <text:p>GDP growth projected</text:p>
          </table:table-cell>
          <table:table-cell office:value-type="string">
            <text:p>Digital Literacy</text:p>
          </table:table-cell>
          <table:table-cell office:value-type="string">
            <text:p>Digital Math Solving</text:p>
          </table:table-cell>
          <table:table-cell office:value-type="string">
            <text:p>Math (PISA)</text:p>
          </table:table-cell>
          <table:table-cell office:value-type="string">
            <text:p>Reading (PISA)</text:p>
          </table:table-cell>
          <table:table-cell office:value-type="string">
            <text:p>Science (PISA)</text:p>
          </table:table-cell>
          <table:table-cell office:value-type="string">
            <text:p>Share of top math students</text:p>
          </table:table-cell>
          <table:table-cell office:value-type="string">
            <text:p>CitiGroup 2025 Score</text:p>
          </table:table-cell>
          <table:table-cell office:value-type="string">
            <text:p>Weighted Average</text:p>
          </table:table-cell>
          <table:table-cell/>
        </table:table-row>
        <table:table-row table:style-name="ro2">
          <table:table-cell office:value-type="string">
            <text:p>Shanghai</text:p>
          </table:table-cell>
          <table:table-cell office:value-type="float" office:value="197.4444633225">
            <text:p>197.4444633225</text:p>
          </table:table-cell>
          <table:table-cell office:value-type="float" office:value="165.840343816136">
            <text:p>165.8403438161</text:p>
          </table:table-cell>
          <table:table-cell office:value-type="float" office:value="106.934367295093">
            <text:p>106.9343672951</text:p>
          </table:table-cell>
          <table:table-cell office:value-type="float" office:value="113.643334833404">
            <text:p>113.6433348334</text:p>
          </table:table-cell>
          <table:table-cell office:value-type="float" office:value="129.239094876956">
            <text:p>129.239094877</text:p>
          </table:table-cell>
          <table:table-cell office:value-type="float" office:value="119.124415220207">
            <text:p>119.1244152202</text:p>
          </table:table-cell>
          <table:table-cell office:value-type="float" office:value="120.457289133213">
            <text:p>120.4572891332</text:p>
          </table:table-cell>
          <table:table-cell office:value-type="float" office:value="509.872036752507">
            <text:p>509.8720367525</text:p>
          </table:table-cell>
          <table:table-cell office:value-type="float" office:value="111.080314657866">
            <text:p>111.0803146579</text:p>
          </table:table-cell>
          <table:table-cell table:formula="of:=[.L2]/10" office:value-type="float" office:value="85.9071049666668">
            <text:p>85.9071049667</text:p>
          </table:table-cell>
          <table:table-cell office:value-type="float" office:value="859.071049666668">
            <text:p>859.0710496667</text:p>
          </table:table-cell>
        </table:table-row>
        <table:table-row table:style-name="ro2">
          <table:table-cell office:value-type="string">
            <text:p>Hong Kong</text:p>
          </table:table-cell>
          <table:table-cell office:value-type="float" office:value="197.4444633225">
            <text:p>197.4444633225</text:p>
          </table:table-cell>
          <table:table-cell office:value-type="float" office:value="165.840343816136">
            <text:p>165.8403438161</text:p>
          </table:table-cell>
          <table:table-cell office:value-type="float" office:value="110.66576463303">
            <text:p>110.665764633</text:p>
          </table:table-cell>
          <table:table-cell office:value-type="float" office:value="111.091914627568">
            <text:p>111.0919146276</text:p>
          </table:table-cell>
          <table:table-cell office:value-type="float" office:value="118.389403561714">
            <text:p>118.3894035617</text:p>
          </table:table-cell>
          <table:table-cell office:value-type="float" office:value="113.898327101829">
            <text:p>113.8983271018</text:p>
          </table:table-cell>
          <table:table-cell office:value-type="float" office:value="115.228761188363">
            <text:p>115.2287611884</text:p>
          </table:table-cell>
          <table:table-cell office:value-type="float" office:value="310.078652286007">
            <text:p>310.078652286</text:p>
          </table:table-cell>
          <table:table-cell office:value-type="float" office:value="132.016918467725">
            <text:p>132.0169184677</text:p>
          </table:table-cell>
          <table:table-cell table:formula="of:=[.L3]/10" office:value-type="float" office:value="57.8854298140479">
            <text:p>57.885429814</text:p>
          </table:table-cell>
          <table:table-cell office:value-type="float" office:value="578.854298140479">
            <text:p>578.8542981405</text:p>
          </table:table-cell>
        </table:table-row>
        <table:table-row table:style-name="ro2">
          <table:table-cell office:value-type="string">
            <text:p>Warsaw</text:p>
          </table:table-cell>
          <table:table-cell office:value-type="float" office:value="115.521010472825">
            <text:p>115.5210104728</text:p>
          </table:table-cell>
          <table:table-cell office:value-type="float" office:value="86.5121011321412">
            <text:p>86.5121011321</text:p>
          </table:table-cell>
          <table:table-cell office:value-type="float" office:value="95.9796021643905">
            <text:p>95.9796021644</text:p>
          </table:table-cell>
          <table:table-cell office:value-type="float" office:value="98.8437911155558">
            <text:p>98.8437911156</text:p>
          </table:table-cell>
          <table:table-cell office:value-type="float" office:value="109.16279398418">
            <text:p>109.1627939842</text:p>
          </table:table-cell>
          <table:table-cell office:value-type="float" office:value="108.37423704532">
            <text:p>108.3742370453</text:p>
          </table:table-cell>
          <table:table-cell office:value-type="float" office:value="109.181997573149">
            <text:p>109.1819975732</text:p>
          </table:table-cell>
          <table:table-cell office:value-type="float" office:value="153.960602787434">
            <text:p>153.9606027874</text:p>
          </table:table-cell>
          <table:table-cell office:value-type="float" office:value="108.172453017607">
            <text:p>108.1724530176</text:p>
          </table:table-cell>
          <table:table-cell table:formula="of:=[.L4]/10" office:value-type="float" office:value="49.6817791471016">
            <text:p>49.6817791471</text:p>
          </table:table-cell>
          <table:table-cell office:value-type="float" office:value="496.817791471016">
            <text:p>496.817791471</text:p>
          </table:table-cell>
        </table:table-row>
        <table:table-row table:style-name="ro2">
          <table:table-cell office:value-type="string">
            <text:p>Krakow</text:p>
          </table:table-cell>
          <table:table-cell office:value-type="float" office:value="115.521010472825">
            <text:p>115.5210104728</text:p>
          </table:table-cell>
          <table:table-cell office:value-type="float" office:value="86.5121011321412">
            <text:p>86.5121011321</text:p>
          </table:table-cell>
          <table:table-cell office:value-type="float" office:value="95.9796021643905">
            <text:p>95.9796021644</text:p>
          </table:table-cell>
          <table:table-cell office:value-type="float" office:value="98.8437911155558">
            <text:p>98.8437911156</text:p>
          </table:table-cell>
          <table:table-cell office:value-type="float" office:value="109.16279398418">
            <text:p>109.1627939842</text:p>
          </table:table-cell>
          <table:table-cell office:value-type="float" office:value="108.37423704532">
            <text:p>108.3742370453</text:p>
          </table:table-cell>
          <table:table-cell office:value-type="float" office:value="109.181997573149">
            <text:p>109.1819975732</text:p>
          </table:table-cell>
          <table:table-cell office:value-type="float" office:value="153.960602787434">
            <text:p>153.9606027874</text:p>
          </table:table-cell>
          <table:table-cell office:value-type="float" office:value="87.8174215357995">
            <text:p>87.8174215358</text:p>
          </table:table-cell>
          <table:table-cell table:formula="of:=[.L5]/10" office:value-type="float" office:value="47.6462759989208">
            <text:p>47.6462759989</text:p>
          </table:table-cell>
          <table:table-cell office:value-type="float" office:value="476.462759989208">
            <text:p>476.4627599892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float" office:value="197.4444633225">
            <text:p>197.4444633225</text:p>
          </table:table-cell>
          <table:table-cell office:value-type="float" office:value="165.840343816136">
            <text:p>165.8403438161</text:p>
          </table:table-cell>
          <table:table-cell office:value-type="float" office:value="114.120219314576">
            <text:p>114.1202193146</text:p>
          </table:table-cell>
          <table:table-cell office:value-type="float" office:value="114.403898511882">
            <text:p>114.4038985119</text:p>
          </table:table-cell>
          <table:table-cell office:value-type="float" office:value="120.968639172913">
            <text:p>120.9686391729</text:p>
          </table:table-cell>
          <table:table-cell office:value-type="float" office:value="113.399681768509">
            <text:p>113.3996817685</text:p>
          </table:table-cell>
          <table:table-cell office:value-type="float" office:value="114.513581711398">
            <text:p>114.5135817114</text:p>
          </table:table-cell>
          <table:table-cell office:value-type="float" office:value="368.345175695566">
            <text:p>368.3451756956</text:p>
          </table:table-cell>
          <table:table-cell office:value-type="float" office:value="138.026499190926">
            <text:p>138.0264991909</text:p>
          </table:table-cell>
          <table:table-cell table:formula="of:=[.L6]/10" office:value-type="float" office:value="45.8085525682363">
            <text:p>45.8085525682</text:p>
          </table:table-cell>
          <table:table-cell office:value-type="float" office:value="458.085525682363">
            <text:p>458.0855256824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/>
          <table:table-cell office:value-type="string">
            <text:p>gdp_obs</text:p>
          </table:table-cell>
          <table:table-cell office:value-type="string">
            <text:p>gdp_proj</text:p>
          </table:table-cell>
          <table:table-cell office:value-type="string">
            <text:p>digi_read</text:p>
          </table:table-cell>
          <table:table-cell office:value-type="string">
            <text:p>digi_math</text:p>
          </table:table-cell>
          <table:table-cell office:value-type="string">
            <text:p>pisa_math</text:p>
          </table:table-cell>
          <table:table-cell office:value-type="string">
            <text:p>pisa_read</text:p>
          </table:table-cell>
          <table:table-cell office:value-type="string">
            <text:p>pisa_sci</text:p>
          </table:table-cell>
          <table:table-cell office:value-type="string">
            <text:p>top_mathers</text:p>
          </table:table-cell>
          <table:table-cell office:value-type="string">
            <text:p>citi_score</text:p>
          </table:table-cell>
          <table:table-cell office:value-type="string">
            <text:p>weight_score</text:p>
          </table:table-cell>
          <table:table-cell/>
        </table:table-row>
        <table:table-row table:style-name="ro1">
          <table:table-cell>
            <draw:frame table:end-cell-address="Sheet1.M57" table:end-x="0.4504in" table:end-y="0.1622in" draw:z-index="0" draw:style-name="gr1" draw:text-style-name="P1" svg:width="13.3102in" svg:height="8.0783in" svg:x="0.3445in" svg:y="0.1205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11/02/2015</text:date>, <text:time>00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11-02T00:55:34</dc:date>
    <dc:creator>Nathan Helm-Burger</dc:creator>
    <meta:editing-duration>PT1H22M6S</meta:editing-duration>
    <meta:editing-cycles>3</meta:editing-cycles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2.7077617645264pt" style:font-size-asian="10.5898017883301pt" style:font-size-complex="10.5898017883301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2.7077617645264pt" style:font-size-asian="10.5898017883301pt" style:font-size-complex="10.5898017883301pt"/>
    </style:style>
    <style:style style:name="ch5" style:family="chart">
      <style:chart-properties chart:scale-text="true" style:rotation-angle="90"/>
      <style:text-properties fo:font-size="14.8257217407227pt" style:font-size-asian="9.53082084655762pt" style:font-size-complex="9.53082084655762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.5898017883301pt" style:font-size-asian="10.5898017883301pt" style:font-size-complex="10.5898017883301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/>
      <style:text-properties fo:font-size="10.5898017883301pt" style:font-size-asian="10.5898017883301pt" style:font-size-complex="10.5898017883301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/>
      <style:text-properties fo:font-size="10.5898017883301pt" style:font-size-asian="10.5898017883301pt" style:font-size-complex="10.5898017883301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/>
      <style:text-properties fo:font-size="10.5898017883301pt" style:font-size-asian="10.5898017883301pt" style:font-size-complex="10.5898017883301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/>
      <style:text-properties fo:font-size="10.5898017883301pt" style:font-size-asian="10.5898017883301pt" style:font-size-complex="10.5898017883301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09cm" svg:height="20.52cm" xlink:href=".." xlink:type="simple" chart:class="chart:line" chart:style-name="ch1">
        <chart:legend svg:x="27.136cm" svg:y="3.384cm" style:legend-expansion="custom" chartooo:width="3.497cm" chartooo:height="3.47cm" style:legend-expansion-aspect-ratio="1.00778097982709" chart:style-name="ch2"/>
        <chart:plot-area chart:style-name="ch3" table:cell-range-address="Sheet1.A1:Sheet1.K6" chart:data-source-has-labels="both" svg:x="1.737cm" svg:y="1.781cm" svg:width="27.006cm" svg:height="17.684cm">
          <chartooo:coordinate-region svg:x="3.593cm" svg:y="2.031cm" svg:width="23.303cm" svg:height="16.191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4">
            <chart:title svg:x="1.131cm" svg:y="13.718cm" chart:style-name="ch5">
              <text:p>% of mean for each category</text:p>
            </chart:title>
            <chart:grid chart:style-name="ch6"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series chart:style-name="ch11" chart:values-cell-range-address="Sheet1.B6:Sheet1.K6" chart:label-cell-address="Sheet1.A6:Sheet1.A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D growth 09-14</text:p>
                <draw:g>
                  <svg:desc>Sheet1.B1:Sheet1.K1</svg:desc>
                </draw:g>
              </table:table-cell>
              <table:table-cell office:value-type="string">
                <text:p>GDP growth projected</text:p>
              </table:table-cell>
              <table:table-cell office:value-type="string">
                <text:p>Digital Literacy</text:p>
              </table:table-cell>
              <table:table-cell office:value-type="string">
                <text:p>Digital Math Solving</text:p>
              </table:table-cell>
              <table:table-cell office:value-type="string">
                <text:p>Math (PISA)</text:p>
              </table:table-cell>
              <table:table-cell office:value-type="string">
                <text:p>Reading (PISA)</text:p>
              </table:table-cell>
              <table:table-cell office:value-type="string">
                <text:p>Science (PISA)</text:p>
              </table:table-cell>
              <table:table-cell office:value-type="string">
                <text:p>Share of top math students</text:p>
              </table:table-cell>
              <table:table-cell office:value-type="string">
                <text:p>CitiGroup 2025 Score</text:p>
              </table:table-cell>
              <table:table-cell office:value-type="string">
                <text:p>Weighted Average</text:p>
              </table:table-cell>
            </table:table-row>
          </table:table-header-rows>
          <table:table-rows>
            <table:table-row>
              <table:table-cell office:value-type="string">
                <text:p>Shanghai</text:p>
                <draw:g>
                  <svg:desc>Sheet1.A2:Sheet1.A2</svg:desc>
                </draw:g>
              </table:table-cell>
              <table:table-cell office:value-type="float" office:value="197.4444633225">
                <text:p>197.4444633225</text:p>
                <draw:g>
                  <svg:desc>Sheet1.B2:Sheet1.K2</svg:desc>
                </draw:g>
              </table:table-cell>
              <table:table-cell office:value-type="float" office:value="165.840343816136">
                <text:p>165.840343816136</text:p>
              </table:table-cell>
              <table:table-cell office:value-type="float" office:value="106.934367295093">
                <text:p>106.934367295093</text:p>
              </table:table-cell>
              <table:table-cell office:value-type="float" office:value="113.643334833404">
                <text:p>113.643334833404</text:p>
              </table:table-cell>
              <table:table-cell office:value-type="float" office:value="129.239094876956">
                <text:p>129.239094876956</text:p>
              </table:table-cell>
              <table:table-cell office:value-type="float" office:value="119.124415220207">
                <text:p>119.124415220207</text:p>
              </table:table-cell>
              <table:table-cell office:value-type="float" office:value="120.457289133213">
                <text:p>120.457289133213</text:p>
              </table:table-cell>
              <table:table-cell office:value-type="float" office:value="509.872036752507">
                <text:p>509.872036752507</text:p>
              </table:table-cell>
              <table:table-cell office:value-type="float" office:value="111.080314657866">
                <text:p>111.080314657866</text:p>
              </table:table-cell>
              <table:table-cell office:value-type="float" office:value="85.9071049666668">
                <text:p>85.9071049666668</text:p>
              </table:table-cell>
            </table:table-row>
            <table:table-row>
              <table:table-cell office:value-type="string">
                <text:p>Hong Kong</text:p>
                <draw:g>
                  <svg:desc>Sheet1.A3:Sheet1.A3</svg:desc>
                </draw:g>
              </table:table-cell>
              <table:table-cell office:value-type="float" office:value="197.4444633225">
                <text:p>197.4444633225</text:p>
                <draw:g>
                  <svg:desc>Sheet1.B3:Sheet1.K3</svg:desc>
                </draw:g>
              </table:table-cell>
              <table:table-cell office:value-type="float" office:value="165.840343816136">
                <text:p>165.840343816136</text:p>
              </table:table-cell>
              <table:table-cell office:value-type="float" office:value="110.66576463303">
                <text:p>110.66576463303</text:p>
              </table:table-cell>
              <table:table-cell office:value-type="float" office:value="111.091914627568">
                <text:p>111.091914627568</text:p>
              </table:table-cell>
              <table:table-cell office:value-type="float" office:value="118.389403561714">
                <text:p>118.389403561714</text:p>
              </table:table-cell>
              <table:table-cell office:value-type="float" office:value="113.898327101829">
                <text:p>113.898327101829</text:p>
              </table:table-cell>
              <table:table-cell office:value-type="float" office:value="115.228761188363">
                <text:p>115.228761188363</text:p>
              </table:table-cell>
              <table:table-cell office:value-type="float" office:value="310.078652286007">
                <text:p>310.078652286007</text:p>
              </table:table-cell>
              <table:table-cell office:value-type="float" office:value="132.016918467725">
                <text:p>132.016918467725</text:p>
              </table:table-cell>
              <table:table-cell office:value-type="float" office:value="57.8854298140479">
                <text:p>57.8854298140479</text:p>
              </table:table-cell>
            </table:table-row>
            <table:table-row>
              <table:table-cell office:value-type="string">
                <text:p>Warsaw</text:p>
                <draw:g>
                  <svg:desc>Sheet1.A4:Sheet1.A4</svg:desc>
                </draw:g>
              </table:table-cell>
              <table:table-cell office:value-type="float" office:value="115.521010472825">
                <text:p>115.521010472825</text:p>
                <draw:g>
                  <svg:desc>Sheet1.B4:Sheet1.K4</svg:desc>
                </draw:g>
              </table:table-cell>
              <table:table-cell office:value-type="float" office:value="86.5121011321412">
                <text:p>86.5121011321412</text:p>
              </table:table-cell>
              <table:table-cell office:value-type="float" office:value="95.9796021643905">
                <text:p>95.9796021643905</text:p>
              </table:table-cell>
              <table:table-cell office:value-type="float" office:value="98.8437911155558">
                <text:p>98.8437911155558</text:p>
              </table:table-cell>
              <table:table-cell office:value-type="float" office:value="109.16279398418">
                <text:p>109.16279398418</text:p>
              </table:table-cell>
              <table:table-cell office:value-type="float" office:value="108.37423704532">
                <text:p>108.37423704532</text:p>
              </table:table-cell>
              <table:table-cell office:value-type="float" office:value="109.181997573149">
                <text:p>109.181997573149</text:p>
              </table:table-cell>
              <table:table-cell office:value-type="float" office:value="153.960602787434">
                <text:p>153.960602787434</text:p>
              </table:table-cell>
              <table:table-cell office:value-type="float" office:value="108.172453017607">
                <text:p>108.172453017607</text:p>
              </table:table-cell>
              <table:table-cell office:value-type="float" office:value="49.6817791471016">
                <text:p>49.6817791471016</text:p>
              </table:table-cell>
            </table:table-row>
            <table:table-row>
              <table:table-cell office:value-type="string">
                <text:p>Krakow</text:p>
                <draw:g>
                  <svg:desc>Sheet1.A5:Sheet1.A5</svg:desc>
                </draw:g>
              </table:table-cell>
              <table:table-cell office:value-type="float" office:value="115.521010472825">
                <text:p>115.521010472825</text:p>
                <draw:g>
                  <svg:desc>Sheet1.B5:Sheet1.K5</svg:desc>
                </draw:g>
              </table:table-cell>
              <table:table-cell office:value-type="float" office:value="86.5121011321412">
                <text:p>86.5121011321412</text:p>
              </table:table-cell>
              <table:table-cell office:value-type="float" office:value="95.9796021643905">
                <text:p>95.9796021643905</text:p>
              </table:table-cell>
              <table:table-cell office:value-type="float" office:value="98.8437911155558">
                <text:p>98.8437911155558</text:p>
              </table:table-cell>
              <table:table-cell office:value-type="float" office:value="109.16279398418">
                <text:p>109.16279398418</text:p>
              </table:table-cell>
              <table:table-cell office:value-type="float" office:value="108.37423704532">
                <text:p>108.37423704532</text:p>
              </table:table-cell>
              <table:table-cell office:value-type="float" office:value="109.181997573149">
                <text:p>109.181997573149</text:p>
              </table:table-cell>
              <table:table-cell office:value-type="float" office:value="153.960602787434">
                <text:p>153.960602787434</text:p>
              </table:table-cell>
              <table:table-cell office:value-type="float" office:value="87.8174215357995">
                <text:p>87.8174215357995</text:p>
              </table:table-cell>
              <table:table-cell office:value-type="float" office:value="47.6462759989208">
                <text:p>47.6462759989208</text:p>
              </table:table-cell>
            </table:table-row>
            <table:table-row>
              <table:table-cell office:value-type="string">
                <text:p>Singapore</text:p>
                <draw:g>
                  <svg:desc>Sheet1.A6:Sheet1.A6</svg:desc>
                </draw:g>
              </table:table-cell>
              <table:table-cell office:value-type="float" office:value="197.4444633225">
                <text:p>197.4444633225</text:p>
                <draw:g>
                  <svg:desc>Sheet1.B6:Sheet1.K6</svg:desc>
                </draw:g>
              </table:table-cell>
              <table:table-cell office:value-type="float" office:value="165.840343816136">
                <text:p>165.840343816136</text:p>
              </table:table-cell>
              <table:table-cell office:value-type="float" office:value="114.120219314576">
                <text:p>114.120219314576</text:p>
              </table:table-cell>
              <table:table-cell office:value-type="float" office:value="114.403898511882">
                <text:p>114.403898511882</text:p>
              </table:table-cell>
              <table:table-cell office:value-type="float" office:value="120.968639172913">
                <text:p>120.968639172913</text:p>
              </table:table-cell>
              <table:table-cell office:value-type="float" office:value="113.399681768509">
                <text:p>113.399681768509</text:p>
              </table:table-cell>
              <table:table-cell office:value-type="float" office:value="114.513581711398">
                <text:p>114.513581711398</text:p>
              </table:table-cell>
              <table:table-cell office:value-type="float" office:value="368.345175695566">
                <text:p>368.345175695566</text:p>
              </table:table-cell>
              <table:table-cell office:value-type="float" office:value="138.026499190926">
                <text:p>138.026499190926</text:p>
              </table:table-cell>
              <table:table-cell office:value-type="float" office:value="45.8085525682363">
                <text:p>45.8085525682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